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s" fo:country="MX"/>
    </style:style>
    <style:style style:name="P2" style:family="paragraph" style:parent-style-name="Standard" style:list-style-name="L1">
      <style:paragraph-properties style:writing-mode="lr-tb"/>
      <style:text-properties fo:language="es" fo:country="MX"/>
    </style:style>
    <style:style style:name="P3" style:family="paragraph" style:parent-style-name="Standard" style:list-style-name="L2">
      <style:paragraph-properties style:writing-mode="lr-tb"/>
      <style:text-properties fo:language="es" fo:country="MX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######################################################</text:p>
      <text:p text:style-name="P1">#### FUNCION PARA LA SIMULACIÓN DE RESERVAS <text:s/>#####</text:p>
      <text:p text:style-name="P1"/>
      <text:p text:style-name="P1">## Instalamos los paquetes necesarios de R si no los tenemos</text:p>
      <text:p text:style-name="P1">install.packages("ChainLadder")</text:p>
      <text:p text:style-name="P1">install.packages("psych")</text:p>
      <text:p text:style-name="P1"/>
      <text:p text:style-name="P1">## Referenciamos los paquetes instalados mediante las bibliotecas</text:p>
      <text:p text:style-name="P1">library(ChainLadder)</text:p>
      <text:p text:style-name="P1">library(psych)</text:p>
      <text:p text:style-name="P1"/>
      <text:p text:style-name="P1">## Función Remover para limpiar la consola</text:p>
      <text:p text:style-name="P1">rm(list=ls())</text:p>
      <text:p text:style-name="P1"/>
      <text:p text:style-name="P1"/>
      <text:p text:style-name="P1"/>
      <text:p text:style-name="P1">### Definimos la funcion de Reservas RRC</text:p>
      <text:p text:style-name="P1">SIMULACION_RRC &lt;- function (MATRIX_INICIAL, n, archivo){</text:p>
      <text:p text:style-name="P1"><text:s text:c="2"/></text:p>
      <text:p text:style-name="P1">### Definimos la dimension de los triángulos de residuales iniciales</text:p>
      <text:p text:style-name="P1">library(ChainLadder)</text:p>
      <text:p text:style-name="P1">m=dim(MATRIX_INICIAL)[1]</text:p>
      <text:p text:style-name="P1"/>
      <text:p text:style-name="P1"/>
      <text:p text:style-name="P1">### Inicia el cálculo</text:p>
      <text:p text:style-name="P1"/>
      <text:p text:style-name="P1">## La siguiente sección corresponde a la plantilla de Excel</text:p>
      <text:p text:style-name="P1"/>
      <text:p text:style-name="P1">## Nombramos la función cumulativa de triangulos incrementales</text:p>
      <text:p text:style-name="P1">## Estos triangulos son nuestra matriz de siniestros</text:p>
      <text:p text:style-name="P1">MATRIX_SIN_ACUM &lt;- incr2cum(MATRIX_INICIAL)</text:p>
      <text:p text:style-name="P1"/>
      <text:p text:style-name="P1">## Definimos los factores como indica el escrito</text:p>
      <text:p text:style-name="P1"># Usando la matriz de siniestros acumulados obtenemos los factores de incremento</text:p>
      <text:p text:style-name="P1"># fj, los cuales indican el incremento dado de un trimestre a otro:</text:p>
      <text:p text:style-name="P1">FACTORES_J &lt;- sapply(1:(m-1), function(i){ sum(MATRIX_SIN_ACUM[c(1:(m-i)), i+1])/sum(MATRIX_SIN_ACUM[c(1:(m-i)), i]) } )</text:p>
      <text:p text:style-name="P1"/>
      <text:p text:style-name="P1">## Mediante estos factores de incremento, se definen los Siniestros Esperados</text:p>
      <text:p text:style-name="P1">## para la vigencia i SEi como la estimación del monto de siniestros serán </text:p>
      <text:p text:style-name="P1">## reportados para las pólizas con inicio de vigencia en el trimestre i:</text:p>
      <text:p text:style-name="P1">SIN_ESPERADOS &lt;- cbind(MATRIX_SIN_ACUM, RVA = rep(0,m))</text:p>
      <text:p text:style-name="P1">for (j in 1:m){</text:p>
      <text:p text:style-name="P1"><text:tab/>for(i in 1:m){</text:p>
      <text:p text:style-name="P1"><text:tab/><text:tab/>if(is.na(SIN_ESPERADOS[i,j])){</text:p>
      <text:p text:style-name="P1"><text:tab/><text:tab/><text:tab/>SIN_ESPERADOS[i,j] = SIN_ESPERADOS[i,(j-1)]*FACTORES_J[j-1]</text:p>
      <text:p text:style-name="P1"><text:tab/><text:tab/>}</text:p>
      <text:p text:style-name="P1"><text:tab/>}</text:p>
      <text:p text:style-name="P1">}</text:p>
      <text:p text:style-name="P1"/>
      <text:p text:style-name="P1"># Definimos las obligaciones futuras iniciales de riesgos en curso RRC0 como la </text:p>
      <text:p text:style-name="P1"><text:soft-page-break/># diferencia entre los Siniestros Estimados y los Siniestros Acumulados</text:p>
      <text:p text:style-name="P1"># observados:</text:p>
      <text:p text:style-name="P1">for (i in 1:m){</text:p>
      <text:p text:style-name="P1"><text:tab/>SIN_ESPERADOS[i,(m+1)] = SIN_ESPERADOS[i,m]-SIN_ESPERADOS[i,(m-i+1)]</text:p>
      <text:p text:style-name="P1">}</text:p>
      <text:p text:style-name="P1"/>
      <text:p text:style-name="P1"># Definimos Yi,j* como el monto ajustado de siniestros de las pólizas</text:p>
      <text:p text:style-name="P1"># con inicio de vigencia en el trimestre i reportados hasta el trimestre j</text:p>
      <text:p text:style-name="P1"># y con estos resultados obtenemos la matriz de siniestros acumulados ajustados</text:p>
      <text:p text:style-name="P1">MATRIX_ACUM_AJUST = MATRIX_SIN_ACUM</text:p>
      <text:p text:style-name="P1">for (i in 1:(m-1)){</text:p>
      <text:p text:style-name="P1"><text:tab/>for(j in 1:(m-i)){</text:p>
      <text:p text:style-name="P1"><text:tab/><text:tab/>MATRIX_ACUM_AJUST[i,(m-j-i+1)] = MATRIX_ACUM_AJUST[i,(m-j-i+2)]/FACTORES_J[m-i-j+1]</text:p>
      <text:p text:style-name="P1"><text:tab/>}</text:p>
      <text:p text:style-name="P1">}</text:p>
      <text:p text:style-name="P1"/>
      <text:p text:style-name="P1"># Y a partir de esta matriz de siniestros acumulados ajustados se obtiene una</text:p>
      <text:p text:style-name="P1"># nueva matriz de montos Xi,j*, que son los siniestros ajustados de las</text:p>
      <text:p text:style-name="P1"># pólizas con inicio de vigencia en el trimestre i que fueron reportados j </text:p>
      <text:p text:style-name="P1"># trimestres posteriores al inicio de vigencia:</text:p>
      <text:p text:style-name="P1">MATRIX_SIN_AJ = cum2incr(MATRIX_ACUM_AJUST)</text:p>
      <text:p text:style-name="P1"/>
      <text:p text:style-name="P1"># La diferencia del monto de siniestros observados (el monto original) y el </text:p>
      <text:p text:style-name="P1"># monto de siniestros ajustado son los residuales brutos Ri,j:</text:p>
      <text:p text:style-name="P1">RESIDUAL = MATRIX_INICIAL - MATRIX_SIN_AJ</text:p>
      <text:p text:style-name="P1"/>
      <text:p text:style-name="P1">## Definimos una nueva Matriz de n por m-1</text:p>
      <text:p text:style-name="P1">SIMULACION_RESERVA=c()</text:p>
      <text:p text:style-name="P1"/>
      <text:p text:style-name="P1">## INICIAMOS LAS n SIMULACIONES</text:p>
      <text:p text:style-name="P1">for (k in 1:n){</text:p>
      <text:p text:style-name="P1"><text:tab/># DEFINIMOS UNA MUESTRA DE RESIDUALES</text:p>
      <text:p text:style-name="P1"><text:tab/>MUESTRA_RESIDUALES = matrix(nrow=m, ncol=m)</text:p>
      <text:p text:style-name="P1"><text:tab/></text:p>
      <text:p text:style-name="P1">## Utilizamos el método de bootstrap, bajo el supuesto de que los residuales</text:p>
      <text:p text:style-name="P1">## brutos $R_{i,j}$ de la matriz provienen de la misma distribución y son </text:p>
      <text:p text:style-name="P1">## independientes. Obtenemos el valor mínimo y máximo observado de cada columna</text:p>
      <text:p text:style-name="P1">## j como el intervalo de residuales observado.</text:p>
      <text:p text:style-name="P1"><text:tab/>for(j in 1:m){</text:p>
      <text:p text:style-name="P1"><text:tab/> # Definimos Ri,j* como el residual de la muestra de pólizas con </text:p>
      <text:p text:style-name="P1"><text:tab/> # inicio de vigencia en el trimestre i con trimestre de reporte j. </text:p>
      <text:p text:style-name="P1"><text:tab/><text:tab/>MUESTRA_RESIDUALES[,j] = t(runif(dim(RESIDUAL)[1],min=min(na.omit(RESIDUAL[,j])), max=max(na.omit(RESIDUAL[,j]))))</text:p>
      <text:p text:style-name="P1"><text:tab/><text:tab/>##se elimina el rango de 10% de escenarios no observados</text:p>
      <text:p text:style-name="P1"><text:tab/>}</text:p>
      <text:p text:style-name="P1"><text:tab/></text:p>
      <text:p text:style-name="P1"><text:tab/>#<text:tab/>Obtenemos así una matriz de siniestros simulada al agregar el residual </text:p>
      <text:p text:style-name="P1"><text:tab/># obtenido a cada monto de siniestros ajustados.</text:p>
      <text:p text:style-name="P1"><text:tab/>#<text:tab/>Para esto definimos Xi,j{sim} como el monto de siniestros simulado de</text:p>
      <text:p text:style-name="P1"><text:tab/># las pólizas con inicio de vigencia en el trimestre i que fueron reportados </text:p>
      <text:p text:style-name="P1"><text:tab/># j trimestres posteriores al inicio de vigencia:</text:p>
      <text:p text:style-name="P1"><text:soft-page-break/><text:tab/>SINIESTRO_SIM = MUESTRA_RESIDUALES + MATRIX_SIN_AJ</text:p>
      <text:p text:style-name="P1"><text:tab/></text:p>
      <text:p text:style-name="P1"><text:tab/>#generamos la matriz de siniestros simulada</text:p>
      <text:p text:style-name="P1"><text:tab/>MATRIX_SIN_SIM &lt;- incr2cum(SINIESTRO_SIM)</text:p>
      <text:p text:style-name="P1"><text:tab/></text:p>
      <text:p text:style-name="P1"><text:tab/>## Repetimos el proceso original</text:p>
      <text:p text:style-name="P1"><text:tab/></text:p>
      <text:p text:style-name="P1"><text:tab/>## Definimos los factores como indica el escrito</text:p>
      <text:p text:style-name="P1"><text:tab/># Usando la matriz de siniestros acumulados obtenemos los factores de incremento</text:p>
      <text:p text:style-name="P1"><text:tab/># fj, los cuales indican el incremento dado de un trimestre a otro:</text:p>
      <text:p text:style-name="P1"><text:tab/>FACTOR_N_SIM &lt;- sapply(1:(m-1), function(i){ sum(MATRIX_SIN_SIM[c(1:(m-i)), i+1])/sum(MATRIX_SIN_SIM[c(1:(m-i)), i]) } )</text:p>
      <text:p text:style-name="P1"><text:tab/></text:p>
      <text:p text:style-name="P1"><text:tab/>## Mediante estos factores de incremento, se definen los Siniestros Esperados</text:p>
      <text:p text:style-name="P1"><text:tab/>## para la vigencia i SEi como la estimación del monto de siniestros serán </text:p>
      <text:p text:style-name="P1"><text:tab/>## reportados para las pólizas con inicio de vigencia en el trimestre i:</text:p>
      <text:p text:style-name="P1"><text:tab/>SIN_ESP_N_SIM &lt;- cbind(MATRIX_SIN_SIM, RVA = rep(0,m))</text:p>
      <text:p text:style-name="P1"><text:tab/>for (j in 1:m){</text:p>
      <text:p text:style-name="P1"><text:tab/><text:tab/>for(i in 1:m){</text:p>
      <text:p text:style-name="P1"><text:tab/><text:tab/><text:tab/>if(is.na(SIN_ESP_N_SIM[i,j])){</text:p>
      <text:p text:style-name="P1"><text:tab/><text:tab/><text:tab/><text:tab/>SIN_ESP_N_SIM[i,j] = SIN_ESP_N_SIM[i,(j-1)]*FACTOR_N_SIM[j-1]</text:p>
      <text:p text:style-name="P1"><text:tab/><text:tab/><text:tab/>}</text:p>
      <text:p text:style-name="P1"><text:tab/><text:tab/>}</text:p>
      <text:p text:style-name="P1"><text:tab/>}</text:p>
      <text:p text:style-name="P1"><text:tab/></text:p>
      <text:p text:style-name="P1"><text:tab/># Definimos las obligaciones futuras iniciales de riesgos en curso RRC0 como la </text:p>
      <text:p text:style-name="P1"><text:tab/># diferencia entre los Siniestros Estimados y los Siniestros Acumulados</text:p>
      <text:p text:style-name="P1"><text:tab/># observados:</text:p>
      <text:p text:style-name="P1"><text:tab/>for (i in 1:m){</text:p>
      <text:p text:style-name="P1"><text:tab/><text:tab/>SIN_ESP_N_SIM[i,(m+1)] = SIN_ESP_N_SIM[i,m]-SIN_ESP_N_SIM[i,(m-i+1)]</text:p>
      <text:p text:style-name="P1"><text:tab/>}</text:p>
      <text:p text:style-name="P1"><text:tab/></text:p>
      <text:p text:style-name="P1"><text:tab/>## VALOR DE LA RESERVA</text:p>
      <text:p text:style-name="P1"><text:tab/>SIMULACION_RESERVA[k]=sum(SIN_ESP_N_SIM[,m+1])</text:p>
      <text:p text:style-name="P1"/>
      <text:p text:style-name="P1"/>
      <text:p text:style-name="P1">}</text:p>
      <text:p text:style-name="P1"/>
      <text:p text:style-name="P1"># Obligaciones Futuras Iniciales de Riesgos en Curso inicial</text:p>
      <text:p text:style-name="P1">RRC_INICIAL=sum(SIN_ESPERADOS[,m+1])</text:p>
      <text:p text:style-name="P1"/>
      <text:p text:style-name="P1"># Media de las n simulaciones de Obligaciones Futuras Iniciales de Riesgos en Curso</text:p>
      <text:p text:style-name="P1">RRC_MEDIA=mean(SIMULACION_RESERVA)</text:p>
      <text:p text:style-name="P1"/>
      <text:p text:style-name="P1"/>
      <text:p text:style-name="P1">## Resultados tex de la funcion</text:p>
      <text:p text:style-name="P1">write.table (SIMULACION_RESERVA, file = paste("RRC_N_SIM_", archivo, ".txt", sep=""), quote = FALSE, sep = "\t", eol = "\n", dec = ".", row.names = FALSE, col.names = FALSE)</text:p>
      <text:p text:style-name="P1">print(paste("RRC_N_SIM_", archivo, ".txt", sep=""))</text:p>
      <text:p text:style-name="P1"/>
      <text:p text:style-name="P1"><text:soft-page-break/>write.table (c(RRC_INICIAL=RRC_INICIAL, media=RRC_MEDIA), file = paste("RRC_INICIAL_MEDIA", archivo, ".txt", sep=""), quote = FALSE, sep = "\t", eol = "\n", dec = ".", row.names = FALSE, col.names = FALSE)</text:p>
      <text:p text:style-name="P1">print(paste("RRC_INICIAL_MEDIA", archivo, ".txt", sep=""))</text:p>
      <text:p text:style-name="P1"/>
      <text:p text:style-name="P1"/>
      <text:p text:style-name="P1">print("FIN DE LA FUNCION")</text:p>
      <text:p text:style-name="P1"/>
      <text:p text:style-name="P1">return(list(SIMULACION_RESERVA, c(RRC_INICIAL=RRC_INICIAL, media=RRC_MEDIA)))</text:p>
      <text:p text:style-name="P1"/>
      <text:p text:style-name="P1">}</text:p>
      <text:p text:style-name="P1"/>
      <text:p text:style-name="P1"/>
      <text:p text:style-name="P1"/>
      <text:p text:style-name="P1">TRIANGULO_SINIESTROS_CSV&lt;-read.csv("D:/RESPALDO/Tesis Chris/Triangulo Siniestros Prueba.csv")</text:p>
      <text:p text:style-name="P1"/>
      <text:p text:style-name="P1">RESULTADO_RRC&lt;-SIMULACION_RRC(TRIANGULO_SINIESTROS_CSV, 100000, "TRIANGULO_SINIESTROS_CSV"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19:24:31.030000000</meta:creation-date>
    <dc:date>2021-03-31T19:28:12.971000000</dc:date>
    <meta:editing-duration>PT3M48S</meta:editing-duration>
    <meta:editing-cycles>1</meta:editing-cycles>
    <meta:document-statistic meta:table-count="0" meta:image-count="0" meta:object-count="0" meta:page-count="4" meta:paragraph-count="130" meta:word-count="801" meta:character-count="6050" meta:non-whitespace-character-count="5280"/>
    <meta:generator>LibreOffice/7.1.1.2$Windows_X86_64 LibreOffice_project/fe0b08f4af1bacafe4c7ecc87ce55bb426164676</meta:generator>
  </office:meta>
</office:document-meta>
</file>